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eeb" officeooo:paragraph-rsid="000e6eeb"/>
    </style:style>
    <style:style style:name="P2" style:family="paragraph" style:parent-style-name="Standard">
      <style:text-properties officeooo:rsid="000f5790" officeooo:paragraph-rsid="000f5790"/>
    </style:style>
    <style:style style:name="P3" style:family="paragraph" style:parent-style-name="Standard">
      <style:text-properties officeooo:rsid="0010f187" officeooo:paragraph-rsid="0010f187"/>
    </style:style>
    <style:style style:name="P4" style:family="paragraph" style:parent-style-name="Standard">
      <style:text-properties officeooo:rsid="00112846" officeooo:paragraph-rsid="00112846"/>
    </style:style>
    <style:style style:name="P5" style:family="paragraph" style:parent-style-name="Standard">
      <style:text-properties officeooo:rsid="0012ba02" officeooo:paragraph-rsid="0012ba02"/>
    </style:style>
    <style:style style:name="T1" style:family="text">
      <style:text-properties officeooo:rsid="000f5790"/>
    </style:style>
    <style:style style:name="T2" style:family="text">
      <style:text-properties officeooo:rsid="0010f1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Цель вычислительных нейронаук – понять, как в мозге появляются поведение, характер, эмоции. Можно делать разные модели нейронов и совокупностей нейронов. Бывают </text:p>
      <text:p text:style-name="P1">- описательные модели, которые показывают, что происходит</text:p>
      <text:p text:style-name="P1">- механистические модели, которые предлагают описание того, как происходит то или иное явление</text:p>
      <text:p text:style-name="P1">- нормативные модели, отвечающие на вопрос, почему происходит явление</text:p>
      <text:p text:style-name="P1"/>
      <text:p text:style-name="P1">Рецептивное поле клетки – это подобласть области воспринимаемых клеткой сигналов, которая приводит к наибольшему возбуждению клетки.</text:p>
      <text:p text:style-name="P1">У клеток сетчатки глаза рп является радиальным – в центре возбуждение сильное, а по краям его нет. Center-surround, on-center, off-surround.</text:p>
      <text:p text:style-name="P1">Сингал от сетчатки по зрительному нерву поступает в мозг, там приходит в Primary visual cortex (V1). Рп у клеток там имеет формы вытянутых в различных направлдениях эллипсов. Это может объясняться тем, что их рп является суммой рп нескольких клеток из сетчатки.</text:p>
      <text:p text:style-name="P1">Рп клеток из V1 формируются как результат решения оптимизационной задачи – наиболее эффекивно и безошибочно кодировать изображения среды обитания.</text:p>
      <text:p text:style-name="P1"/>
      <text:p text:style-name="P1">Структурная и функциональная единица мозга – нейрон. Нейроны дискретны, соединены друг с другом и обмениваются импульсами. <text:span text:style-name="T1">Нейроны в разных частях мозга могут иметь разную форму.</text:span></text:p>
      <text:p text:style-name="P2">У нейрона есть отростки – дендриты – по которым он получает возбуждение от соседей, и аксон – длинный отросток, по которому нейрон передает возбуждение. Упрощенная модель такова – нейрон возбуждается и передает возбуждение дальше, если суммарное возбуждение, полученное от соседей, превосходит некоторое пороговое значение.</text:p>
      <text:p text:style-name="P2">Нейрон – это клетка, у него есть клеточная мембрана, в которой есть каналы. Внутри клетки потенциал около -70 mV. Каналы могут открываться и закрываться, по каналам клетка обменивается с внешней средой разными частицами.</text:p>
      <text:p text:style-name="P2">Бывают каналы, реагирующие на напряжение, на определенные вещества, на механическое воздействие.</text:p>
      <text:p text:style-name="P2">Нейроны могут быть соединены непосредственно через общие каналы, или через синапс. В синапсе импульс передается через выброс в щель нейротрансмиттеров. Каналы на них реагируют и впускают ионы Na+, это происходит экспоненциально, потенциал резко возрастает, затем натриевые каналы закрываются, открываются калиевые, потенциал снова падает к норме.</text:p>
      <text:p text:style-name="P2">Химическая связь между нейронами может ослабляться или усиляться, благодаря этому формируются воспоминания и происходит обучение.</text:p>
      <text:p text:style-name="P2">Обучение по Геббу – если нейрон В активируется после нейрона А и близко по времени, то между ними усиливается связь, а если В активируется до А, то ослабляется.</text:p>
      <text:p text:style-name="P2"/>
      <text:p text:style-name="P2"/>
      <text:p text:style-name="P2">Биоинформатика.</text:p>
      <text:p text:style-name="P2">Нельзя просто обобщить алгоритм динамического программирования, применяемый для парного выравнивания, на множественное выравнивание, потмоу что <text:span text:style-name="T2">вычислительная сложность будет расти слишком быстро. Поэтому применяются эвристические подходы.</text:span></text:p>
      <text:p text:style-name="P3">Есть семейство алгоритмов blast. Мы можем выравнивать белки с белками. Можем 6 способами перевести ДНК в протеин и можем так выровнять ДНК с ДНК, белок с ДНК, ДНК с белком. Это все по-разному называется (blastn, tblastx,...)</text:p>
      <text:p text:style-name="P3">Есть EM-алгоритм локального ножественного выравнивания. </text:p>
      <text:p text:style-name="P3">Допустим, мы хотим отыскать в нескольких последовательностях сложий “мотив” - кусок подряд идущих элементов. Зафиксируем его длину.</text:p>
      <text:p text:style-name="P3">Пока не сошлись, делаем следующее: инициализируем профиль первым куском такой длины из первой последовательности. Ищем в остальных последовательностях наиболее похожие <text:soft-page-break/>куски. Из этих кусков составляем частотный профиль и с ним совершаем итерацию цикла еще раз, и так далее.</text:p>
      <text:p text:style-name="P4">С помощью веб-интерфейса blast можно выполнять задачу выровнять две или больше последовательностей, выбрать глобальное или локальное выравнивание, а также менять параметры – матрицу штрафов, штраф за открытие пропуска и штраф за продолжение пропуска. </text:p>
      <text:p text:style-name="P3">Еще в каком-то месте этого алгоритма мы берем логарифмы частот в профиле, деленных на частоты по всей последовательности. Получается матрица весов PWM. </text:p>
      <text:p text:style-name="P4">Можно визуализировать профиль мотива, рисуя буквы, причем их высота будет соответсовать весам матрицы. </text:p>
      <text:p text:style-name="P4">Есть meme <text:s/>и 3 каких-то программы-выравнивателя. У них есть CLI <text:s/>и веб-интерфейс.</text:p>
      <text:p text:style-name="P4"/>
      <text:p text:style-name="P4">RL</text:p>
      <text:p text:style-name="P4">Есть пространство состояний Х и пространство действий U.</text:p>
      <text:p text:style-name="P4">x_k+1 = f(x_k, u_k) – дискретное время, детерминистичная система</text:p>
      <text:p text:style-name="P4">x’=f(x(t), u(t)) – время непрерывно</text:p>
      <text:p text:style-name="P4">Либо бывает F(x’, x, u) = 0</text:p>
      <text:p text:style-name="P5">y_k+1 = h(x_k+1) - аутпут</text:p>
      <text:p text:style-name="P4">Среду всегда можно понимать как динамическую систему – систему, меняющуюся со временем по некоторому закону.</text:p>
      <text:p text:style-name="P4">У системы есть инпут, в который подаются действия агента, и аутпут, который есть функция от состояния системы.</text:p>
      <text:p text:style-name="P4">Когда мы решаем задачу, мы сперва выделяем границы системы, и далее принимаем во внимание то, что находится внутри.</text:p>
      <text:p text:style-name="P5">Есть policy kappa</text:p>
      <text:p text:style-name="P5">Есть 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1:56:31.315950502</meta:creation-date>
    <dc:date>2020-09-10T22:40:41.144740771</dc:date>
    <meta:editing-duration>PT1M19S</meta:editing-duration>
    <meta:editing-cycles>1</meta:editing-cycles>
    <meta:document-statistic meta:table-count="0" meta:image-count="0" meta:object-count="0" meta:page-count="2" meta:paragraph-count="36" meta:word-count="624" meta:character-count="4602" meta:non-whitespace-character-count="3992"/>
    <meta:generator>LibreOffice/6.0.7.3$Linux_X86_64 LibreOffice_project/00m0$Build-3</meta:generator>
  </office:meta>
</office:document-meta>
</file>